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>
      <style:table-cell-properties style:vertical-align="top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Bug/Improvement</text:p>
          </table:table-cell>
        </table:table-row>
        <table:table-row table:style-name="ro2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Sometimes footer gets black, if it falls off screen and </text:p>
            <text:p>Is loaded for the first time. After refresh it works.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On the home page show statistics of how much the app is used. For example show the number of messages</text:p>
          </table:table-cell>
          <table:table-cell office:value-type="string" calcext:value-type="string">
            <text:p>Improvement</text:p>
          </table:table-cell>
        </table:table-row>
        <table:table-row table:style-name="ro1">
          <table:table-cell table:style-name="ce1" office:value-type="date" office:date-value="2024-07-06" calcext:value-type="date">
            <text:p>06-07-24</text:p>
          </table:table-cell>
          <table:table-cell office:value-type="string" calcext:value-type="string">
            <text:p>The submenu of account falls off the window to the right</text:p>
          </table:table-cell>
          <table:table-cell office:value-type="string" calcext:value-type="string">
            <text:p>Bug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0:09:08.423264638</meta:creation-date>
    <dc:date>2024-07-09T12:32:23.029643493</dc:date>
    <meta:editing-duration>PT1H43M46S</meta:editing-duration>
    <meta:editing-cycles>10</meta:editing-cycles>
    <meta:generator>LibreOffice/7.3.7.2$Linux_X86_64 LibreOffice_project/30$Build-2</meta:generator>
    <meta:document-statistic meta:table-count="1" meta:cell-count="12" meta:object-count="0"/>
  </office:meta>
</office:document-meta>
</file>